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24-02-21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23-01-31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22-01-26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21-07-02 0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21-02-01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20-01-21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19-02-0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18-01-2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17-01-09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16-01-0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15-01-0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14-01-1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13-01-1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12-01-19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11-02-02 0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1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0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0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07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0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0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0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0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0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0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2000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9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9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97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9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9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9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9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9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9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9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89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8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8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8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8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8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80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7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7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78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78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77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7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72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69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6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6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68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02105400501</text:p>
          </table:table-cell>
          <table:table-cell office:value-type="string" calcext:value-type="string">
            <text:p>1967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